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1043in" fo:margin-bottom="0.1043in" style:line-height-at-least="0.1807in" fo:background-color="#ffffff">
        <style:background-image/>
      </style:paragraph-properties>
    </style:style>
    <style:style style:name="P2" style:family="paragraph" style:parent-style-name="Standard">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3" style:family="paragraph" style:parent-style-name="Standard">
      <style:paragraph-properties fo:margin-top="0.3335in" fo:margin-bottom="0.0835in" style:line-height-at-least="0.0693in" fo:text-align="center" style:justify-single-word="false" fo:background-color="#ffffff" fo:padding="0in" fo:border-left="none" fo:border-right="none" fo:border-top="none" fo:border-bottom="0.74pt solid #919699">
        <style:background-image/>
      </style:paragraph-properties>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master-page-name="Standard">
      <style:paragraph-properties fo:text-align="center" style:justify-single-word="false" style:page-number="auto"/>
    </style:style>
    <style:style style:name="P6" style:family="paragraph" style:parent-style-name="Heading_20_2" style:list-style-name="WWNum3"/>
    <style:style style:name="P7" style:family="paragraph" style:parent-style-name="Heading_20_1" style:list-style-name="WWNum2"/>
    <style:style style:name="P8" style:family="paragraph" style:parent-style-name="List_20_Paragraph">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9" style:family="paragraph" style:parent-style-name="List_20_Paragraph" style:list-style-name="WWNum4">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10" style:family="paragraph" style:parent-style-name="List_20_Paragraph">
      <style:paragraph-properties fo:margin-top="0.3335in" fo:margin-bottom="0.0835in" style:line-height-at-least="0.0693in" fo:text-align="center" style:justify-single-word="false" fo:background-color="#ffffff" fo:padding="0in" fo:border-left="none" fo:border-right="none" fo:border-top="none" fo:border-bottom="0.74pt solid #919699">
        <style:background-image/>
      </style:paragraph-properties>
    </style:style>
    <style:style style:name="P11" style:family="paragraph">
      <style:paragraph-properties fo:text-align="start"/>
      <style:text-properties fo:font-size="18pt"/>
    </style:style>
    <style:style style:name="T1" style:family="text">
      <style:text-properties style:font-name-asian="Times New Roman1"/>
    </style:style>
    <style:style style:name="T2" style:family="text">
      <style:text-properties fo:color="#333333" style:font-name="Arial" fo:font-size="10pt" style:font-name-asian="Times New Roman1" style:font-size-asian="10pt" style:font-name-complex="Arial1" style:font-size-complex="10pt"/>
    </style:style>
    <style:style style:name="T3" style:family="text">
      <style:text-properties fo:color="#333333" style:font-name="Arial" fo:font-size="10pt" fo:font-weight="bold" style:font-name-asian="Times New Roman1" style:font-size-asian="10pt" style:font-weight-asian="bold" style:font-name-complex="Arial1" style:font-size-complex="10pt" style:font-weight-complex="bold"/>
    </style:style>
    <style:style style:name="T4" style:family="text">
      <style:text-properties fo:color="#333333" style:font-name="Arial" fo:font-size="10pt" fo:font-weight="normal" style:font-name-asian="Times New Roman1" style:font-size-asian="10pt" style:font-weight-asian="normal" style:font-name-complex="Arial1" style:font-size-complex="10pt" style:font-weight-complex="normal"/>
    </style:style>
    <style:style style:name="T5" style:family="text">
      <style:text-properties fo:color="#000000" style:font-name="Arial" fo:font-size="10pt" style:font-name-asian="Times New Roman1" style:font-size-asian="10pt" style:font-name-complex="Arial1" style:font-size-complex="10pt" style:font-weight-complex="bold"/>
    </style:style>
    <style:style style:name="T6" style:family="text">
      <style:text-properties fo:color="#000000" style:font-name="Arial" fo:font-size="10pt" fo:font-weight="bold" style:font-name-asian="Times New Roman1" style:font-size-asian="10pt" style:font-weight-asian="bold" style:font-name-complex="Arial1" style:font-size-complex="10pt" style:font-weight-complex="bold"/>
    </style:style>
    <style:style style:name="T7" style:family="text">
      <style:text-properties fo:color="#000000" style:font-name="Arial" fo:font-size="16pt" fo:font-weight="bold" style:font-name-asian="Times New Roman1" style:font-size-asian="16pt" style:font-weight-asian="bold" style:font-name-complex="Arial1" style:font-size-complex="16pt" style:font-weight-complex="bold"/>
    </style:style>
    <style:style style:name="T8" style:family="text">
      <style:text-properties fo:color="#000000" style:font-name="Monospace" fo:font-size="8pt" fo:font-style="italic" style:font-name-asian="Monospace1" style:font-size-asian="8pt" style:font-style-asian="italic" style:font-name-complex="Monospace1" style:font-size-complex="8pt" style:font-style-complex="italic"/>
    </style:style>
    <style:style style:name="T9" style:family="text">
      <style:text-properties fo:color="#000000" style:font-name="Monospace" fo:font-size="8pt" fo:font-style="italic" style:font-name-asian="Monospace1" style:font-size-asian="8pt" style:font-style-asian="italic" style:font-name-complex="Monospace1" style:font-size-complex="8pt" style:font-style-complex="italic" style:font-weight-complex="bold"/>
    </style:style>
    <style:style style:name="T10" style:family="text">
      <style:text-properties fo:color="#006daf" style:font-name="Arial" fo:font-size="10pt" style:font-name-asian="Times New Roman1" style:font-size-asian="10pt" style:font-name-complex="Arial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1" svg:width="3.1976in" svg:height="5.0413in" svg:x="0in" svg:y="0in">
        <draw:image xlink:href="">
          <text:p/>
        </draw:image>
      </draw:frame>
      <draw:frame text:anchor-type="page" text:anchor-page-number="0" draw:z-index="2" draw:name="Picture" draw:style-name="gr1" draw:text-style-name="P11" svg:width="4.4894in" svg:height="2.7079in" svg:x="0in" svg:y="0in">
        <draw:image xlink:href="">
          <text:p/>
        </draw:image>
      </draw:frame>
      <draw:frame text:anchor-type="page" text:anchor-page-number="0" draw:z-index="4" draw:name="Picture" draw:style-name="gr1" draw:text-style-name="P11" svg:width="4.2287in" svg:height="6.7394in" svg:x="0in" svg:y="0in">
        <draw:image xlink:href="">
          <text:p/>
        </draw:image>
      </draw:frame>
      <text:p text:style-name="P5">TestExpert v0.1.0 Release Notes</text:p>
      <text:p text:style-name="Standard"><text:bookmark text:name="_GoBack"/></text:p>
      <text:list xml:id="list409140934" text:style-name="WWNum2">
        <text:list-item>
          <text:h text:style-name="P7" text:outline-level="1"><text:span text:style-name="T1">General Remarks</text:span></text:h>
        </text:list-item>
      </text:list>
      <text:p text:style-name="P1"><text:span text:style-name="T2">This is the first release of TestExpert. It is a newly, beta-release of the product.</text:span></text:p>
      <text:list xml:id="list425533482" text:continue-numbering="true" text:style-name="WWNum2">
        <text:list-item>
          <text:h text:style-name="P7" text:outline-level="1"><text:bookmark text:name="ReleaseNotesTemplate-NewFeatures"/><text:span text:style-name="T1">New Features</text:span></text:h>
        </text:list-item>
      </text:list>
      <text:p text:style-name="P1"><text:span text:style-name="T2">In fact everything is new here. <text:s/>:-)</text:span></text:p>
      <text:list xml:id="list634152895" text:continue-numbering="true" text:style-name="WWNum2">
        <text:list-item>
          <text:h text:style-name="P7" text:outline-level="1"><text:bookmark text:name="ReleaseNotesTemplate-Improvements%2FEnha"/><text:span text:style-name="T1">Improvements/Enhancements</text:span></text:h>
        </text:list-item>
        <text:list-item>
          <text:h text:style-name="P7" text:outline-level="1"><text:bookmark text:name="ReleaseNotesTemplate-PerformanceImprovem"/><text:span text:style-name="T1">Performance Improvements/Enhancements</text:span></text:h>
        </text:list-item>
      </text:list>
      <text:p text:style-name="P1"><text:span text:style-name="T2">None at this time</text:span></text:p>
      <text:list xml:id="list1145837382" text:style-name="WWNum3">
        <text:list-item>
          <text:list>
            <text:list-item>
              <text:h text:style-name="P6" text:outline-level="2"><text:bookmark text:name="ReleaseNotesTemplate-OtherImprovements%2"/>Other Improvements/Enhancements</text:h>
            </text:list-item>
          </text:list>
        </text:list-item>
      </text:list>
      <text:p text:style-name="P1"><text:span text:style-name="T2">None at this time</text:span></text:p>
      <text:list xml:id="list1728047652" text:continue-list="list634152895" text:style-name="WWNum2">
        <text:list-item>
          <text:h text:style-name="P7" text:outline-level="1"><text:bookmark text:name="ReleaseNotesTemplate-AdditionalLanguageS"/><text:span text:style-name="T1">Additional Support</text:span></text:h>
        </text:list-item>
      </text:list>
      <text:p text:style-name="P2"><text:span text:style-name="T5">jMockit and EasyMock are now fully supported. See ROADMAP for more in the future support for mocking frameworks.</text:span></text:p>
      <text:list xml:id="list1381152925" text:continue-numbering="true" text:style-name="WWNum2">
        <text:list-item>
          <text:h text:style-name="P7" text:outline-level="1"><text:bookmark text:name="ReleaseNotesTemplate-Newtranslationsavai"/><text:bookmark text:name="ReleaseNotesTemplate-BugFixes"/><text:span text:style-name="T1">Bug Fixes</text:span></text:h>
        </text:list-item>
      </text:list>
      <text:p text:style-name="P1"><text:span text:style-name="T2">Since the product is not completed yet some bugs may arise. A short bug list which </text:span><text:span text:style-name="T3">might appear </text:span><text:span text:style-name="T4">when using TestExpert </text:span><text:span text:style-name="T2"><text:s/>is mentioned below for convenience:</text:span></text:p>
      <text:p text:style-name="P1"><text:span text:style-name="T2">As of 2014, May 23th, there were 5 verified issues that have been resolved:</text:span></text:p>
      <text:p text:style-name="P1"><text:span text:style-name="T2">Sometimes an import of an innerclass contains an invalid $</text:span></text:p>
      <text:p text:style-name="P1"><text:span text:style-name="T2">A variable which is not in the Fixture file should be treated as a literal and NOT as a variable in the testclass</text:span></text:p>
      <text:p text:style-name="P1"><text:span text:style-name="T2">Although TestExpert supports jMockit some issues may rise</text:span></text:p>
      <text:p text:style-name="P1"><text:span text:style-name="T2">There might be some security issues when a class can not be opened by TestExpert</text:span></text:p>
      <text:p text:style-name="P1"><text:span text:style-name="T2">Array types in the in- and out variable are not fully compliant. You have to change the generated <text:s/>class yourselve, which is trivial (2 seconds)</text:span></text:p>
      <text:p text:style-name="P1"/>
      <text:p text:style-name="P1"/>
      <text:list xml:id="list1922877948" text:continue-numbering="true" text:style-name="WWNum2">
        <text:list-item>
          <text:h text:style-name="P7" text:outline-level="1"><text:bookmark text:name="ReleaseNotesTemplate-KnownIssues"/><text:soft-page-break/><text:span text:style-name="T1">Known Issues</text:span></text:h>
        </text:list-item>
      </text:list>
      <text:p text:style-name="P2"><text:span text:style-name="T5">TestExpert is not compliant with the Google Web Toolkit (GWT).</text:span></text:p>
      <text:p text:style-name="P2"><text:span text:style-name="T5">Some classes are not automatically imported in the generated unittest classes. Import this classes through Ctrl-O (Eclipse).</text:span></text:p>
      <text:p text:style-name="P2"><text:span text:style-name="T5">Sometimes the type of String and int are confused. This can be fixed be changing the code <text:s/>in the generated test class. It will be fixed in the next release.</text:span></text:p>
      <text:p text:style-name="P2"><text:span text:style-name="T5">Jad should be installed on the developer’s pc. Jad is a Java Disassembler which disassemble binairy files to sourcecode. It should be installed on the machine's path to execute correctly.</text:span></text:p>
      <text:p text:style-name="P2"><text:span text:style-name="T5">RoadMap</text:span></text:p>
      <text:p text:style-name="P2"><text:span text:style-name="T5">Near future</text:span></text:p>
      <text:p text:style-name="P2"><text:span text:style-name="T5">More successcase per method (max. one at this moment)</text:span></text:p>
      <text:p text:style-name="P2"><text:span text:style-name="T5">More unsuccessful cases per method (zero at this moment)</text:span></text:p>
      <text:p text:style-name="P2"><text:span text:style-name="T5">The jMockit.jar should appear </text:span><text:span text:style-name="T6">above</text:span><text:span text:style-name="T5"> the Junit 4.8.2 jar in the order / export of the jars, especially when</text:span></text:p>
      <text:p text:style-name="P2"><text:span text:style-name="T5">this message occurs when you are running jMockit as your mocking framework:</text:span></text:p>
      <text:p text:style-name="P2"><text:span text:style-name="T9">WARNING: JMockit was initialized on demand, which may cause certain tests to fail;</text:span></text:p>
      <text:p text:style-name="P4"><text:span text:style-name="T8">please check the documentation for better ways to get it initialized.</text:span></text:p>
      <text:p text:style-name="P2">Far Future</text:p>
      <text:p text:style-name="P2"><text:span text:style-name="T5">Jad should not be a requirement. Will introduce a parser-generator.</text:span></text:p>
      <text:p text:style-name="P2"/>
      <text:list xml:id="list1956428303" text:continue-numbering="true" text:style-name="WWNum2">
        <text:list-item>
          <text:h text:style-name="P7" text:outline-level="1"><text:span text:style-name="T1">Installation guide</text:span></text:h>
        </text:list-item>
      </text:list>
      <text:p text:style-name="P2"><text:span text:style-name="T5">See the INSTALL file</text:span></text:p>
      <text:p text:style-name="P2"><text:soft-page-break/><text:span text:style-name="T5">Optional: install the content from the demo directory in your Eclipse environment.</text:span></text:p>
      <text:list xml:id="list912581110" text:continue-numbering="true" text:style-name="WWNum2">
        <text:list-item>
          <text:h text:style-name="P7" text:outline-level="1"><text:span text:style-name="T1">Getting Started Guide</text:span></text:h>
        </text:list-item>
      </text:list>
      <text:p text:style-name="P2"><text:span text:style-name="T5">After completing the installation guide above TestExpert is ready for your first experience.</text:span></text:p>
      <text:p text:style-name="P2"><text:span text:style-name="T5">In a Java class with a method wherefore you would like to create some unittests open the desbetreffende method.</text:span></text:p>
      <text:p text:style-name="P2"><text:span text:style-name="T5">There a two ways to make a hint for TestExpert to create a unittest:</text:span></text:p>
      <text:list xml:id="list519102178" text:style-name="WWNum4">
        <text:list-item>
          <text:p text:style-name="P9"><text:span text:style-name="T5">Use a literal: this is only possible for an int and a String</text:span></text:p>
        </text:list-item>
        <text:list-item>
          <text:p text:style-name="P9"><text:span text:style-name="T5">Use a variable: first create a so called Fixture file / class e.g.</text:span></text:p>
        </text:list-item>
      </text:list>
      <text:p text:style-name="P8"/>
      <text:p text:style-name="P10"><draw:frame draw:style-name="fr1" draw:name="Picture" text:anchor-type="as-char" svg:width="3.198in" svg:height="5.0417in" draw:z-index="1"><draw:image/><svg:title>A description...</svg:title></draw:frame></text:p>
      <text:p text:style-name="P8"><text:soft-page-break/><text:span text:style-name="T5">After creating a file like this you can use the method names as a variable in your class under test WITHOUT the parenthesis! So ‘simpleDemo()’ will be ‘simpleDemo’ and ‘customer’ will be ‘customer’</text:span></text:p>
      <text:p text:style-name="P3"><draw:frame draw:style-name="fr1" draw:name="graphics1" text:anchor-type="as-char" svg:width="4.4898in" svg:height="2.7083in" draw:z-index="3"><draw:image/><svg:title>A description...</svg:title></draw:frame></text:p>
      <text:p text:style-name="P2"><text:span text:style-name="T5">After added the @CreateUnittest annotations – the heart of TestExpert – it <text:s/>is time for <text:s/>the last step to generate your tests:</text:span></text:p>
      <text:p text:style-name="P2"><text:span text:style-name="T5">Create a class which extends from TestExpert. Let Eclipse or your favourite IDE implement the stubs for the needed template methods.</text:span></text:p>
      <text:p text:style-name="P2"><text:span text:style-name="T5">Implement the the template methods to your situation:</text:span></text:p>
      <text:p text:style-name="P3"/>
      <text:p text:style-name="P3"/>
      <text:p text:style-name="P3"/>
      <text:p text:style-name="P3"/>
      <text:p text:style-name="P3"/>
      <text:p text:style-name="P3"><text:soft-page-break/><draw:frame draw:style-name="fr1" draw:name="graphics2" text:anchor-type="as-char" svg:width="4.2291in" svg:height="6.7398in" draw:z-index="5"><draw:image/><svg:title>A description...</svg:title></draw:frame></text:p>
      <text:p text:style-name="P2"><text:bookmark text:name="ReleaseNotesTemplate-StayinformedaboutAp"/><text:span text:style-name="T5">The methods of the overridden class contains several overriden methods which are explained below:</text:span></text:p>
      <text:p text:style-name="P2"><text:span text:style-name="T5">String getSourceFolder(): should return a String where the source files of your project are found. (TestExpert will use this a startpoint and will recursively traverse all subdirectory)</text:span></text:p>
      <text:p text:style-name="P2"><text:span text:style-name="T5">Class getFixture: should return a class which represents your Fixtures. See example above.</text:span></text:p>
      <text:p text:style-name="P2"><text:span text:style-name="T5">boolean overwriteExistingFiles: should return a boolean which indicates whether TestExpert should overwrite previously created testcases. In fact: when TestExpert has created them you may tweak and update them manually. Then <text:s/>you might return a false. </text:span></text:p>
      <text:p text:style-name="P2"><text:soft-page-break/><text:span text:style-name="T5">String getBinaryFolder(): should return the folder in which the compiled <text:s/>(.class) files exist. This is necessary for inspecting the JVM instructions for generating collaborating methods calls and such stuff.</text:span></text:p>
      <text:p text:style-name="P2"><text:span text:style-name="T5">String getOutputFolder(): the folder in which TestExpert will create the generated Testclasses. You should beforehand create that folder and add that folder to the sourcepath of your Java project.</text:span></text:p>
      <text:p text:style-name="P2"/>
      <text:p text:style-name="P2"><text:span text:style-name="T5">String getTestsuiteName(): a suiteable name for the class which will also be generated after the creation of all your testclasses. It will contains calls to the by TestExpert generated Testclasses so you don’t have to call them all by hand in your Eclipse / IDE environment.</text:span></text:p>
      <text:p text:style-name="P2">And now for the nice part and <text:s/>where TestExpert wins:</text:p>
      <text:p text:style-name="P2">Writing unittests is simple for a method which does not use a collaborating class.</text:p>
      <text:p text:style-name="P2">When you have to mock a collaborating class the test most of the time gets pretty hairy and you have to investigate more time which is counterproductive to testing and might</text:p>
      <text:p text:style-name="P2">restrict yourself in harvesting good tests. Hence, of course, TestExpert can do that</text:p>
      <text:p text:style-name="P2">tedious work for you. All you have to do is use the same paradigm as for creating</text:p>
      <text:p text:style-name="P2">a test in your collaborating class or interface but use @Expect instead of @CreateUnittest</text:p>
      <text:p text:style-name="P2">above the method which is called while running the code of your class under test.</text:p>
      <text:p text:style-name="P2">For example:</text:p>
      <text:p text:style-name="P2"/>
      <text:p text:style-name="P2"><text:span text:style-name="T5">MockFramework getMockFramework(): should return an enum instance from the MockFramework enum. At this moment only EasyMock (thoroughly tested) and jMockit (good tested) are supported.</text:span></text:p>
      <text:p text:style-name="P2"/>
      <text:p text:style-name="P2"><text:span text:style-name="T5">After implementing this class above, we are ready to launce this as a Junit unittest.</text:span></text:p>
      <text:p text:style-name="P2"><text:span text:style-name="T5">The testclasses will now be generated in the src/test/generated-test folder (the returned String in getOutputFolder).</text:span></text:p>
      <text:p text:style-name="P2"><text:soft-page-break/></text:p>
      <text:p text:style-name="P2"><text:span text:style-name="T5">Have fun!</text:span></text:p>
      <text:p text:style-name="P2"/>
      <text:p text:style-name="P2"/>
      <text:p text:style-name="P2"><text:span text:style-name="T7">Stay informed about <text:s/>Carpago’s TestExpert</text:span></text:p>
      <text:p text:style-name="P1"><text:span text:style-name="Internet_20_link"><text:span text:style-name="T10">rloman: verwijzen naar de link van Githu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193in" fo:margin-bottom="0.0193in" style:line-height-at-least="0.0693in"/>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193in" fo:margin-bottom="0.0193in" style:line-height-at-least="0.0693in"/>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0193in" fo:margin-bottom="0.0193in" style:line-height-at-least="0.0693in"/>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Normal_20__28_Web_29_" style:display-name="Normal (Web)"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HTML_20_Top_20_of_20_Form" style:display-name="HTML Top of Form" style:family="paragraph" style:parent-style-name="Standard" style:default-outline-level="">
      <style:paragraph-properties fo:margin-top="0in" fo:margin-bottom="0in" style:line-height-at-least="0.0693in" fo:text-align="center" style:justify-single-word="false" fo:padding="0in" fo:border-left="none" fo:border-right="none" fo:border-top="none" fo:border-bottom="0.74pt solid #00000a"/>
      <style:text-properties style:font-name="Arial" fo:font-size="8pt" style:font-name-asian="Times New Roman1" style:font-size-asian="8pt" style:font-name-complex="Arial1" style:font-size-complex="8pt" text:display="none"/>
    </style:style>
    <style:style style:name="HTML_20_Bottom_20_of_20_Form" style:display-name="HTML Bottom of Form" style:family="paragraph" style:parent-style-name="Standard" style:default-outline-level="">
      <style:paragraph-properties fo:margin-top="0in" fo:margin-bottom="0in" style:line-height-at-least="0.0693in" fo:text-align="center" style:justify-single-word="false" fo:padding="0in" fo:border-left="none" fo:border-right="none" fo:border-top="0.74pt solid #00000a" fo:border-bottom="none"/>
      <style:text-properties style:font-name="Arial" fo:font-size="8pt" style:font-name-asian="Times New Roman1" style:font-size-asian="8pt" style:font-name-complex="Arial1" style:font-size-complex="8pt" text:display="none"/>
    </style:style>
    <style:style style:name="comment-user-logo"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Date1"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class="index">
      <style:paragraph-properties fo:margin="100%" fo:margin-left="0in" fo:margin-right="0in" fo:text-indent="0in" style:auto-text-indent="false"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25in" fo:margin-bottom="0in" fo:text-indent="0in" style:auto-text-indent="false">
        <style:tab-stops>
          <style:tab-stop style:position="6.9252in" style:type="right" style:leader-style="dotted" style:leader-text="."/>
        </style:tab-stops>
      </style:paragraph-properties>
      <style:text-properties fo:text-transform="uppercase" style:font-name="Cambria" fo:font-size="12pt" fo:font-weight="bold" style:font-size-asian="12pt" style:font-weight-asian="bold" style:font-size-complex="12pt" style:font-weight-complex="bold"/>
    </style:style>
    <style:style style:name="Contents_20_2" style:display-name="Contents 2" style:family="paragraph" style:parent-style-name="Standard" style:default-outline-level="" style:class="index">
      <style:paragraph-properties fo:margin="100%" fo:margin-left="0.1965in" fo:margin-right="0in" fo:margin-top="0.1665in" fo:margin-bottom="0in" fo:text-indent="0in" style:auto-text-indent="false">
        <style:tab-stops>
          <style:tab-stop style:position="7.3181in"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1528in" fo:margin-right="0in" fo:margin-top="0in" fo:margin-bottom="0in" fo:text-indent="0in" style:auto-text-indent="false">
        <style:tab-stops>
          <style:tab-stop style:position="6.9902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class="index">
      <style:paragraph-properties fo:margin="100%" fo:margin-left="0.3055in" fo:margin-right="0in" fo:margin-top="0in" fo:margin-bottom="0in" fo:text-indent="0in" style:auto-text-indent="false">
        <style:tab-stops>
          <style:tab-stop style:position="7.252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100%" fo:margin-left="0.4583in" fo:margin-right="0in" fo:margin-top="0in" fo:margin-bottom="0in" fo:text-indent="0in" style:auto-text-indent="false">
        <style:tab-stops>
          <style:tab-stop style:position="7.5138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100%" fo:margin-left="0.611in" fo:margin-right="0in" fo:margin-top="0in" fo:margin-bottom="0in" fo:text-indent="0in" style:auto-text-indent="false">
        <style:tab-stops>
          <style:tab-stop style:position="7.7756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100%" fo:margin-left="0.7638in" fo:margin-right="0in" fo:margin-top="0in" fo:margin-bottom="0in" fo:text-indent="0in" style:auto-text-indent="false">
        <style:tab-stops>
          <style:tab-stop style:position="8.0374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100%" fo:margin-left="0.9165in" fo:margin-right="0in" fo:margin-top="0in" fo:margin-bottom="0in" fo:text-indent="0in" style:auto-text-indent="false">
        <style:tab-stops>
          <style:tab-stop style:position="8.2992in"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100%" fo:margin-left="1.0693in" fo:margin-right="0in" fo:margin-top="0in" fo:margin-bottom="0in" fo:text-indent="0in" style:auto-text-indent="false">
        <style:tab-stops>
          <style:tab-stop style:position="8.561in" style:type="right" style:leader-style="dotted" style:leader-text="."/>
        </style:tab-stops>
      </style:paragraph-properties>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label-title" style:family="text" style:parent-style-name="Default_20_Paragraph_20_Font"/>
    <style:style style:name="z-Top_20_of_20_Form_20_Char" style:display-name="z-Top of Form Char" style:family="text" style:parent-style-name="Default_20_Paragraph_20_Font">
      <style:text-properties style:font-name="Arial" fo:font-size="8pt" style:font-name-asian="Times New Roman1" style:font-size-asian="8pt" style:font-name-complex="Arial1" style:font-size-complex="8pt" text:display="none"/>
    </style:style>
    <style:style style:name="z-Bottom_20_of_20_Form_20_Char" style:display-name="z-Bottom of Form Char" style:family="text" style:parent-style-name="Default_20_Paragraph_20_Font">
      <style:text-properties style:font-name="Arial" fo:font-size="8pt" style:font-name-asian="Times New Roman1" style:font-size-asian="8pt" style:font-name-complex="Arial1" style:font-size-complex="8pt" text:display="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56" style:layout-grid-base-height="0.1807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3:55:00</meta:creation-date>
    <meta:initial-creator>Raymond Loman</meta:initial-creator>
    <dc:creator>Raymond Loman</dc:creator>
    <dc:date>2013-11-21T11:57:00</dc:date>
    <meta:editing-cycles>19</meta:editing-cycles>
    <meta:editing-duration>PT13M28S</meta:editing-duration>
    <meta:generator>LibreOffice/3.5$Linux_X86_64 LibreOffice_project/350m1$Build-2</meta:generator>
    <meta:document-statistic meta:table-count="0" meta:image-count="3" meta:object-count="0" meta:page-count="7" meta:paragraph-count="72" meta:word-count="919" meta:character-count="5690" meta:non-whitespace-character-count="4828"/>
    <meta:template xlink:type="simple" xlink:actuate="onRequest" xlink:title="Normal.dotm" xlink:href=""/>
  </office:meta>
</office:document-meta>
</file>